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50000007A65756E04E8D5D6E7.png" manifest:media-type="image/png"/>
  <manifest:file-entry manifest:full-path="Pictures/10000201000000EC0000009B021659C00E3E0596.png" manifest:media-type="image/png"/>
  <manifest:file-entry manifest:full-path="Pictures/10000201000000F4000000C9F3F3FBD12C4264A3.png" manifest:media-type="image/png"/>
  <manifest:file-entry manifest:full-path="Pictures/10000201000001ED00000184966B0B2EE39FA1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446" officeooo:paragraph-rsid="0015a446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15a446" officeooo:paragraph-rsid="0015a4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SHELL PROGRAMMING:</text:span><text:span text:style-name="T5"> <text:s text:c="6"/></text:span></text:p>
      <text:p text:style-name="P2"><text:s text:c="49"/></text:p>
      <text:p text:style-name="P1"/>
      <text:p text:style-name="P1"><draw:frame draw:style-name="fr1" draw:name="Image4" text:anchor-type="char" svg:x="2.741cm" svg:y="15.378cm" svg:width="10.421cm" svg:height="8.202cm" draw:z-index="3"><draw:image xlink:href="Pictures/10000201000001ED00000184966B0B2EE39FA1EC.png" xlink:type="simple" xlink:show="embed" xlink:actuate="onLoad" loext:mime-type="image/png"/></draw:frame><draw:frame draw:style-name="fr1" draw:name="Image3" text:anchor-type="char" svg:x="4.849cm" svg:y="8.931cm" svg:width="6.087cm" svg:height="5.015cm" draw:z-index="2"><draw:image xlink:href="Pictures/10000201000000F4000000C9F3F3FBD12C4264A3.png" xlink:type="simple" xlink:show="embed" xlink:actuate="onLoad" loext:mime-type="image/png"/></draw:frame><draw:frame draw:style-name="fr1" draw:name="Image1" text:anchor-type="char" svg:x="5.36cm" svg:y="3.381cm" svg:width="5.158cm" svg:height="4.593cm" draw:z-index="0"><draw:image xlink:href="Pictures/10000201000000EC0000009B021659C00E3E0596.png" xlink:type="simple" xlink:show="embed" xlink:actuate="onLoad" loext:mime-type="image/png"/></draw:frame><draw:frame draw:style-name="fr1" draw:name="Image2" text:anchor-type="char" svg:x="3.632cm" svg:y="0.196cm" svg:width="8.765cm" svg:height="2.36cm" draw:z-index="1"><draw:image xlink:href="Pictures/10000201000001C50000007A65756E04E8D5D6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20:35.553059318</meta:creation-date>
    <dc:date>2022-05-25T14:26:19.945136122</dc:date>
    <meta:editing-duration>PT5M44S</meta:editing-duration>
    <meta:editing-cycles>1</meta:editing-cycles>
    <meta:document-statistic meta:table-count="0" meta:image-count="4" meta:object-count="0" meta:page-count="1" meta:paragraph-count="2" meta:word-count="2" meta:character-count="74" meta:non-whitespace-character-count="17"/>
    <meta:generator>LibreOffice/6.4.7.2$Linux_X86_64 LibreOffice_project/40$Build-2</meta:generator>
  </office:meta>
</office:document-meta>
</file>